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46976869313561411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21010227005233608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28464301074966565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51265983736815234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8400633757411306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77007893943733135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22857624282310420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2035727135682441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90357" text:continue-list="list722857624282310420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29362962526519591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9867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80173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79115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9244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7080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58855205541236203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81393741764563782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299145397987867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73946"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4614509681085303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06001661281961959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9021047068649255" text:style-name="L15">
        <text:list-item>
          <text:list>
            <text:list-header>
              <text:p text:style-name="P183">1.5 miles averaging about 9:40/mile and rest 1 min</text:p>
            </text:list-header>
          </text:list>
        </text:list-item>
      </text:list>
      <text:p text:style-name="P24">1 mile in 8:26 and rest 2 min</text:p>
      <text:list xml:id="list304856559009388279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762919606762956411"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87815"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94266322584201905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21345280751728103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07254979881965493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87426" text:continue-list="list1213452807517281035" text:style-name="L19">
        <text:list-item>
          <text:list>
            <text:list-header>
              <text:p text:style-name="P187">(Pace*HR)=1240</text:p>
            </text:list-header>
          </text:list>
        </text:list-item>
      </text:list>
      <text:list xml:id="list36775900" text:continue-list="list6942663225842019059" text:style-name="L18">
        <text:list-item>
          <text:list>
            <text:list-header>
              <text:p text:style-name="P186">2 miles at 10:46/mile Ave HR= 121 bpm and rest a few minutes</text:p>
            </text:list-header>
          </text:list>
        </text:list-item>
      </text:list>
      <text:list xml:id="list36794594" text:continue-list="list3678742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80061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7951256281066713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92562680495025690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5049814159789912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837509318590638529"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25999933809898531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6492164369149181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98687"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8793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54979015538508924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71603767858708992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8975639564071617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23227525656503357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2847986695101130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97858638725659263" text:style-name="L32">
        <text:list-item>
          <text:list>
            <text:list-header>
              <text:p text:style-name="P197">0.25 miles in 2:54</text:p>
              <text:p text:style-name="P197">1 mile in 9:21 going faster as I ran and ending at around 8:30 pace</text:p>
            </text:list-header>
          </text:list>
        </text:list-item>
      </text:list>
      <text:list xml:id="list55686605851190335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5275087931601804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75210401702621150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7793804607780528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3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10"><text:span text:style-name="T3">The times for the runs were 1:47 (8:57/mile), 1:47, 1:46, 1:44, 1:42 (8:29/mile)</text:span></text:p>
      <text:p text:style-name="P10"><text:span text:style-name="T3">Pace for the jogs: 12:00/mile</text:span></text:p>
      <text:p text:style-name="P10">Warm down:<text:span text:style-name="T3"> ½ mile in 6:00</text:span></text:p>
      <text:p text:style-name="P10">20 or more cemetery loops:</text:p>
      <text:p text:style-name="P80"><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870945733425935865"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31T16:51:23.08</dc:date>
    <dc:creator>James Lombardi</dc:creator>
    <meta:editing-duration>P27DT15H32M11S</meta:editing-duration>
    <meta:editing-cycles>2045</meta:editing-cycles>
    <meta:generator>OpenOffice/4.1.2$Win32 OpenOffice.org_project/412m3$Build-9782</meta:generator>
    <meta:document-statistic meta:table-count="0" meta:image-count="9" meta:object-count="0" meta:page-count="202" meta:paragraph-count="5889" meta:word-count="63739" meta:character-count="326657"/>
  </office:meta>
</office:document-meta>
</file>